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f9d7b" officeooo:paragraph-rsid="000f9d7b"/>
    </style:style>
    <style:style style:name="P2" style:family="paragraph" style:parent-style-name="Standard">
      <style:text-properties officeooo:rsid="000993c4" officeooo:paragraph-rsid="000993c4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ab54e" officeooo:paragraph-rsid="000ab54e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ab54e" officeooo:paragraph-rsid="000ae46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ab54e" officeooo:paragraph-rsid="00143fa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f65e5" officeooo:paragraph-rsid="000f65e5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0ae465" officeooo:paragraph-rsid="000ae465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c2d73" officeooo:paragraph-rsid="000c2d73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e5a8d" officeooo:paragraph-rsid="000e5a8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3525d" officeooo:paragraph-rsid="0013525d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3ed39" officeooo:paragraph-rsid="0013ed39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911a6" officeooo:paragraph-rsid="001911a6" style:font-weight-asian="normal" style:font-weight-complex="normal"/>
    </style:style>
    <style:style style:name="T1" style:family="text">
      <style:text-properties officeooo:rsid="000ae465"/>
    </style:style>
    <style:style style:name="T2" style:family="text">
      <style:text-properties officeooo:rsid="000caa56"/>
    </style:style>
    <style:style style:name="T3" style:family="text">
      <style:text-properties officeooo:rsid="000e5a8d"/>
    </style:style>
    <style:style style:name="T4" style:family="text">
      <style:text-properties officeooo:rsid="000f9d7b"/>
    </style:style>
    <style:style style:name="T5" style:family="text">
      <style:text-properties officeooo:rsid="0011170e"/>
    </style:style>
    <style:style style:name="T6" style:family="text">
      <style:text-properties officeooo:rsid="001205c2"/>
    </style:style>
    <style:style style:name="T7" style:family="text">
      <style:text-properties officeooo:rsid="0013ed39"/>
    </style:style>
    <style:style style:name="T8" style:family="text">
      <style:text-properties officeooo:rsid="001404df"/>
    </style:style>
    <style:style style:name="T9" style:family="text">
      <style:text-properties officeooo:rsid="00143fa3"/>
    </style:style>
    <style:style style:name="T10" style:family="text">
      <style:text-properties officeooo:rsid="001505b8"/>
    </style:style>
    <style:style style:name="T11" style:family="text">
      <style:text-properties officeooo:rsid="0016177d"/>
    </style:style>
    <style:style style:name="T12" style:family="text">
      <style:text-properties officeooo:rsid="001911a6"/>
    </style:style>
    <style:style style:name="T13" style:family="text">
      <style:text-properties officeooo:rsid="001a833d"/>
    </style:style>
    <style:style style:name="T14" style:family="text">
      <style:text-properties officeooo:rsid="001aa1f1"/>
    </style:style>
    <style:style style:name="T15" style:family="text">
      <style:text-properties officeooo:rsid="001acf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roup</text:p>
      <text:p text:style-name="P3">ASSIGNMENT 1:</text:p>
      <text:p text:style-name="P2"><text:span text:style-name="T5">(Dev)</text:span>A1 Func and Non Func Req<text:span text:style-name="T15">u</text:span>irements</text:p>
      <text:p text:style-name="P2"><text:span text:style-name="T11">(Design and Marketing) </text:span>A6: Mission Statement , Company website <text:span text:style-name="T1">(Very minimal, statement, team logo, team)</text:span></text:p>
      <text:p text:style-name="P2"/>
      <text:p text:style-name="P4">ASSIGNMENT <text:span text:style-name="T1">2</text:span>:</text:p>
      <text:p text:style-name="P7"><text:span text:style-name="T12">()</text:span>B1: Promo Website (Based On A6)</text:p>
      <text:p text:style-name="P8"><text:span text:style-name="T12">()</text:span>B2: Report Evaluating Client Interactions <text:span text:style-name="T2">(</text:span><text:span text:style-name="T3">Just </text:span><text:span text:style-name="T2">After Final Client Session)</text:span></text:p>
      <text:p text:style-name="P9"><text:span text:style-name="T12">()</text:span>B3: <text:span text:style-name="T6">Self and Peer Assessment 2</text:span></text:p>
      <text:p text:style-name="P10"><text:span text:style-name="T12">()</text:span>B4: The prototype</text:p>
      <text:p text:style-name="P11"><text:span text:style-name="T12">()</text:span>B5: Team Poster <text:span text:style-name="T8">(with products developed)</text:span></text:p>
      <text:p text:style-name="P9"/>
      <text:p text:style-name="P6">Single</text:p>
      <text:p text:style-name="P5">ASSIGNMENT <text:span text:style-name="T9">3</text:span>:</text:p>
      <text:p text:style-name="P12">B1: <text:span text:style-name="T13">Individual Reflection </text:span></text:p>
      <text:p text:style-name="P12">B2: <text:span text:style-name="T14">W</text:span><text:span text:style-name="T13">eekly Reflection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f9d7b" officeooo:paragraph-rsid="000f9d7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Written on week 3, stuff to do / star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2:07:14.811770660</meta:creation-date>
    <dc:date>2025-02-19T21:09:22.814390751</dc:date>
    <meta:editing-duration>PT20M56S</meta:editing-duration>
    <meta:editing-cycles>27</meta:editing-cycles>
    <meta:generator>LibreOffice/24.2.7.2$Linux_X86_64 LibreOffice_project/420$Build-2</meta:generator>
    <meta:document-statistic meta:table-count="0" meta:image-count="0" meta:object-count="0" meta:page-count="1" meta:paragraph-count="15" meta:word-count="75" meta:character-count="483" meta:non-whitespace-character-count="422"/>
  </office:meta>
</office:document-meta>
</file>